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665in"/>
    </style:style>
    <style:style style:name="co3" style:family="table-column">
      <style:table-column-properties fo:break-before="auto" style:column-width="3.0043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7.1665in"/>
    </style:style>
    <style:style style:name="co6" style:family="table-column">
      <style:table-column-properties fo:break-before="auto" style:column-width="5.40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olling_St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</text:p>
          </table:table-cell>
          <table:table-cell office:value-type="string">
            <text:p>Adhangudi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chayat Union Middle School <text:s text:c="2"/>,West Side , New Building , Athangud</text:p>
          </table:table-cell>
          <table:table-cell office:value-type="string">
            <text:p>Neivayal </text:p>
          </table:table-cell>
          <table:table-cell office:value-type="string">
            <text:p>Nettendhal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table:number-columns-repeated="2" office:value-type="string">
            <text:p>Neivayal 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Nachiendh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Anikki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nchayat Union <text:s/>Primary School, <text:s text:c="4"/>,Neyvayal</text:p>
          </table:table-cell>
          <table:table-cell office:value-type="string">
            <text:p>Neivayal </text:p>
          </table:table-cell>
          <table:table-cell office:value-type="string">
            <text:p>Valaiyanvayal 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Iluppakud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napuncha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Seerthang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Veerapuli 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chayat Union Middle School, <text:s text:c="2"/>,Iluppakudi</text:p>
          </table:table-cell>
          <table:table-cell office:value-type="string">
            <text:p>Neivayal </text:p>
          </table:table-cell>
          <table:table-cell office:value-type="string">
            <text:p>Madathethendal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string">
            <text:p>Library Building <text:s text:c="2"/>,Karumozh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arumozh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Attur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style-name="ce1" office:value-type="string">
            <text:p>Karumozhisananvayal </text:p>
          </table:table-cell>
          <table:table-cell table:style-name="ce1" office:value-type="string">
            <text:p>Kovani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Panchayat Union <text:s/>Primary School <text:s text:c="4"/>,West Side, Kovani</text:p>
          </table:table-cell>
          <table:table-cell table:number-columns-repeated="2" table:style-name="ce1" office:value-type="string">
            <text:p>Karumozhisananvayal 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langulam 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Melanai 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office:value-type="string">
            <text:p>Panjamari 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nchayat Union <text:s/>Middle School <text:s text:c="2"/>,South Portion Palangulam</text:p>
          </table:table-cell>
          <table:table-cell office:value-type="string">
            <text:p>Ooranikottai (R.V) And Palangulam (R.V) </text:p>
          </table:table-cell>
          <table:table-cell table:style-name="ce1" office:value-type="string">
            <text:p>Keelapuli </text:p>
          </table:table-cell>
          <table:table-cell table:style-name="ce1" office:value-type="float" office:value="6">
            <text:p>6</text:p>
          </table:table-cell>
          <table:table-cell/>
        </table:table-row>
      </table:table>
      <table:table table:name="Pattinamkathan" table:style-name="ta1" table:print="false">
        <table:table-column table:style-name="co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Polling Id</text:p>
          </table:table-cell>
          <table:table-cell table:style-name="ce1" office:value-type="string">
            <text:p>Address</text:p>
          </table:table-cell>
          <table:table-cell table:style-name="ce1" table:number-columns-repeated="2"/>
          <table:table-cell table:style-name="ce1" office:value-type="string">
            <text:p>P</text:p>
          </table:table-cell>
          <table:table-cell table:style-name="ce1" office:value-type="string">
            <text:p>R.V</text:p>
          </table:table-cell>
          <table:table-cell table:style-name="ce1" office:value-type="string">
            <text:p>ward no</text:p>
          </table:table-cell>
          <table:table-cell table:style-name="ce1" office:value-type="string">
            <text:p>M or W or ALL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kulam muslim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Government Higher Sec. School</text:p>
          </table:table-cell>
          <table:table-cell office:value-type="string">
            <text:p>West Side South Building</text:p>
          </table:table-cell>
          <table:table-cell office:value-type="string">
            <text:p>Sathankualm</text:p>
          </table:table-cell>
          <table:table-cell office:value-type="string">
            <text:p>Pattinamkathan Kuyavankudi (R.V) Pattinamkathan (P) Sathankulam West Street &amp; Hindu Street 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kudi (R.V) And Pattinamkathan (P) Sathan kulam east street and colony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<text:s/>Pattinamkathan(P) Karpooravalasaipagam 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Karpooravalasai south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anganthiyanvalasai ,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Thennampillai valasai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Ambedkar nagar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Government <text:s/>Higher Secondary School</text:p>
          </table:table-cell>
          <table:table-cell office:value-type="string">
            <text:p>South Building, East Side</text:p>
          </table:table-cell>
          <table:table-cell office:value-type="string">
            <text:p>Sathankualm</text:p>
          </table:table-cell>
          <table:table-cell office:value-type="string">
            <text:p>Pattinamkathan Kuyavangudi (R.V) Pattinamkathan(P) Shanmugavelnagar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Ilamanoor(P) Manjalodai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<text:s/>Ilamanoor (P) Palangkulam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South <text:s text:c="2"/>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Panchayat Union Elementary School</text:p>
          </table:table-cell>
          <table:table-cell office:value-type="string">
            <text:p>East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west adidravidar colon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anchayat Union Elementary School</text:p>
          </table:table-cell>
          <table:table-cell office:value-type="string">
            <text:p>South <text:s/>Building NorthSide</text:p>
          </table:table-cell>
          <table:table-cell office:value-type="string">
            <text:p>Peravoor</text:p>
          </table:table-cell>
          <table:table-cell office:value-type="string">
            <text:p>Palangulam And Pattinamkathan (R.V) Peravoor (P) Peravoor east adidravidar colon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Madakottan (P) Thillainayagapuram 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Panchayat Union <text:s/>Elementary School</text:p>
          </table:table-cell>
          <table:table-cell office:value-type="string">
            <text:p>North Building West Portion</text:p>
          </table:table-cell>
          <table:table-cell office:value-type="string">
            <text:p>Melakottai</text:p>
          </table:table-cell>
          <table:table-cell office:value-type="string">
            <text:p>Pattinamkathan Palangulam Kalugoorani (R.V) <text:s/>Madakottan(P) Mayavaram</text:p>
          </table:table-cell>
          <table:table-cell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anchayat Union <text:s/>Elementary School</text:p>
          </table:table-cell>
          <table:table-cell table:number-columns-repeated="2" office:value-type="string">
            <text:p>Ilamanoor</text:p>
          </table:table-cell>
          <table:table-cell office:value-type="string">
            <text:p>Pattinamkathan Palangulam Kalugoorani (R.V) Ilamanoor(p) Ilamanoor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Katturani thangappapuram 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Panchayat Union Elementary School</text:p>
          </table:table-cell>
          <table:table-cell office:value-type="string">
            <text:p>South Building</text:p>
          </table:table-cell>
          <table:table-cell office:value-type="string">
            <text:p>Melakkottai</text:p>
          </table:table-cell>
          <table:table-cell office:value-type="string">
            <text:p>Pattinamkathan Kalugoorani (R.V) Melakottai (P) Salaikudiyiruppu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 (P) Melakottai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Peravoor(P) Melakottai madakottan 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Panchayat Union Elementary School</text:p>
          </table:table-cell>
          <table:table-cell office:value-type="string">
            <text:p>North Building East Portion</text:p>
          </table:table-cell>
          <table:table-cell office:value-type="string">
            <text:p>Melakkottai</text:p>
          </table:table-cell>
          <table:table-cell office:value-type="string">
            <text:p>Pattinamkathan Kalugoorani (R.V) <text:s/>Melakottai (P) Ramlannagar</text:p>
          </table:table-cell>
          <table:table-cell table:number-columns-repeated="3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Kalaivani Matriculation School</text:p>
          </table:table-cell>
          <table:table-cell office:value-type="string">
            <text:p>South Building 1st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west 1st.2nd street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6,7,8,9 street </text:p>
          </table:table-cell>
          <table:table-cell table:number-columns-repeated="3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alaivani Matriculation School</text:p>
          </table:table-cell>
          <table:table-cell office:value-type="string">
            <text:p>south Building 2n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nagar middle street 10,11, stree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Gandhi nagar 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nagar east</text:p>
          </table:table-cell>
          <table:table-cell table:number-columns-repeated="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alaivani Matriculation School</text:p>
          </table:table-cell>
          <table:table-cell office:value-type="string">
            <text:p>south Building 3rd Room</text:p>
          </table:table-cell>
          <table:table-cell office:value-type="string">
            <text:p>Bharathi nagar, Ramanathapuram</text:p>
          </table:table-cell>
          <table:table-cell office:value-type="string">
            <text:p>Pattinamkathan (R.V) And (P) Bharathi west 3rd,4th street</text:p>
          </table:table-cell>
          <table:table-cell table:number-columns-repeated="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Allwin Matriculation School </text:p>
          </table:table-cell>
          <table:table-cell office:value-type="string">
            <text:p><text:s/>West Buliding Sou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17th street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Jawahar nagar 18th street </text:p>
          </table:table-cell>
          <table:table-cell table:number-columns-repeated="3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llwin Matriculation School</text:p>
          </table:table-cell>
          <table:table-cell office:value-type="string">
            <text:p>South Side Buliding Middle portion(2nd-A)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East Side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Om sakthi nagar </text:p>
          </table:table-cell>
          <table:table-cell table:number-columns-repeated="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Allwin, Matriculation School</text:p>
          </table:table-cell>
          <table:table-cell office:value-type="string">
            <text:p>East Side, First Room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 bharathi nagar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North street vasantha nagar om sakthi nagar </text:p>
          </table:table-cell>
          <table:table-cell table:number-columns-repeated="3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Allwin, Matriculation School</text:p>
          </table:table-cell>
          <table:table-cell office:value-type="string">
            <text:p>West Buliding North Portion</text:p>
          </table:table-cell>
          <table:table-cell office:value-type="string">
            <text:p>Ohm sakthi nagar Ramanathapuram</text:p>
          </table:table-cell>
          <table:table-cell office:value-type="string">
            <text:p>Pattinamkathan (R.V) And (P) Kalangkarai</text:p>
          </table:table-cell>
          <table:table-cell table:number-columns-repeated="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anchayat Union Middle <text:s/>School</text:p>
          </table:table-cell>
          <table:table-cell office:value-type="string">
            <text:p>East Building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</text:p>
          </table:table-cell>
          <table:table-cell table:number-columns-repeated="3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Middle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North 2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Pattinamkathan Muniasamy nagar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Ramnagar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Irulan kudiiruppu </text:p>
          </table:table-cell>
          <table:table-cell table:number-columns-repeated="3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Panchayat Union Middle <text:s/>School</text:p>
          </table:table-cell>
          <table:table-cell office:value-type="string">
            <text:p>North Building , East Portio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colony</text:p>
          </table:table-cell>
          <table:table-cell table:number-columns-repeated="3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Panchayat Union Middle <text:s/>School</text:p>
          </table:table-cell>
          <table:table-cell office:value-type="string">
            <text:p>South Building , Pattanamkathan</text:p>
          </table:table-cell>
          <table:table-cell office:value-type="string">
            <text:p>Pattanamkathan</text:p>
          </table:table-cell>
          <table:table-cell office:value-type="string">
            <text:p>Pattinamkathan (R.V) And (P) South street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a,b block </text:p>
          </table:table-cell>
          <table:table-cell table:number-columns-repeated="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 , Sou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c block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D Block </text:p>
          </table:table-cell>
          <table:table-cell table:number-columns-repeated="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Vivekanandha Vidyalaya Matriculation School</text:p>
          </table:table-cell>
          <table:table-cell office:value-type="string">
            <text:p>West Building, North Side</text:p>
          </table:table-cell>
          <table:table-cell office:value-type="string">
            <text:p>Sethupathy nagar, Ramanathapuram</text:p>
          </table:table-cell>
          <table:table-cell office:value-type="string">
            <text:p>Pattinamkathan (R.V) And (P) Housing Board E DSP Colony</text:p>
          </table:table-cell>
          <table:table-cell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8/16/2018</text:date>, <text:time>23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8-16T21:43:47.59</meta:creation-date>
    <dc:date>2018-08-16T23:30:22.22</dc:date>
    <dc:creator>jawahar subramanian</dc:creator>
    <meta:editing-duration>PT1H10M21S</meta:editing-duration>
    <meta:editing-cycles>37</meta:editing-cycles>
    <meta:generator>OpenOffice/4.1.5$Win32 OpenOffice.org_project/415m1$Build-9789</meta:generator>
    <meta:document-statistic meta:table-count="3" meta:cell-count="367" meta:object-count="0"/>
  </office:meta>
</office:document-meta>
</file>